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Lucida Sans Unicode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0c5e1" officeooo:paragraph-rsid="0000c5e1" style:language-asian="ja" style:country-asian="JP"/>
    </style:style>
    <style:style style:name="P2" style:family="paragraph" style:parent-style-name="Standard">
      <style:paragraph-properties fo:text-align="start" style:justify-single-word="false"/>
      <style:text-properties officeooo:rsid="00093a55" officeooo:paragraph-rsid="00093a55" style:language-asian="ja" style:country-asian="JP"/>
    </style:style>
    <style:style style:name="P3" style:family="paragraph" style:parent-style-name="Standard">
      <style:paragraph-properties fo:text-align="center" style:justify-single-word="false"/>
      <style:text-properties style:font-name="Lucida Console" officeooo:rsid="0000c5e1" officeooo:paragraph-rsid="0000c5e1" style:font-name-asian="Lucida Sans Unicode" style:language-asian="ja" style:country-asian="JP"/>
    </style:style>
    <style:style style:name="P4" style:family="paragraph" style:parent-style-name="Standard">
      <style:paragraph-properties fo:text-align="center" style:justify-single-word="false"/>
      <style:text-properties style:font-name="Lucida Console" officeooo:rsid="00029bed" officeooo:paragraph-rsid="00029bed" style:font-name-asian="Liberation Sans" style:language-asian="ja" style:country-asian="JP"/>
    </style:style>
    <style:style style:name="P5" style:family="paragraph" style:parent-style-name="Standard">
      <style:paragraph-properties fo:text-align="center" style:justify-single-word="false"/>
      <style:text-properties style:font-name="Lucida Console" officeooo:rsid="0003527f" officeooo:paragraph-rsid="0003527f" style:font-name-asian="Liberation Sans" style:language-asian="ja" style:country-asian="JP"/>
    </style:style>
    <style:style style:name="P6" style:family="paragraph" style:parent-style-name="Standard">
      <style:paragraph-properties fo:text-align="center" style:justify-single-word="false"/>
      <style:text-properties style:font-name="Lucida Console" officeooo:rsid="00042b57" officeooo:paragraph-rsid="00042b57" style:font-name-asian="Liberation Sans" style:language-asian="ja" style:country-asian="JP"/>
    </style:style>
    <style:style style:name="P7" style:family="paragraph" style:parent-style-name="Standard">
      <style:paragraph-properties fo:text-align="center" style:justify-single-word="false"/>
      <style:text-properties style:font-name="Liberation Sans" officeooo:rsid="00024101" officeooo:paragraph-rsid="00024101" style:font-name-asian="Liberation Sans" style:language-asian="ja" style:country-asian="JP"/>
    </style:style>
    <style:style style:name="P8" style:family="paragraph" style:parent-style-name="Standard">
      <style:paragraph-properties fo:text-align="center" style:justify-single-word="false"/>
      <style:text-properties style:font-name="Liberation Sans" officeooo:rsid="00029bed" officeooo:paragraph-rsid="00029bed" style:font-name-asian="Liberation Sans" style:language-asian="ja" style:country-asian="JP"/>
    </style:style>
    <style:style style:name="P9" style:family="paragraph" style:parent-style-name="Standard">
      <style:paragraph-properties fo:text-align="center" style:justify-single-word="false"/>
      <style:text-properties style:font-name="Liberation Sans" officeooo:rsid="0003527f" officeooo:paragraph-rsid="0003527f" style:font-name-asian="Liberation Sans" style:language-asian="ja" style:country-asian="JP"/>
    </style:style>
    <style:style style:name="P10" style:family="paragraph" style:parent-style-name="Standard">
      <style:paragraph-properties fo:text-align="center" style:justify-single-word="false"/>
      <style:text-properties style:font-name="Liberation Sans" officeooo:rsid="00042b57" officeooo:paragraph-rsid="00042b57" style:font-name-asian="Liberation Sans" style:language-asian="ja" style:country-asian="JP"/>
    </style:style>
    <style:style style:name="P11" style:family="paragraph" style:parent-style-name="Standard">
      <style:paragraph-properties fo:text-align="center" style:justify-single-word="false"/>
      <style:text-properties style:font-name="Liberation Sans" officeooo:rsid="00046044" officeooo:paragraph-rsid="00046044" style:font-name-asian="Liberation Sans" style:language-asian="ja" style:country-asian="JP"/>
    </style:style>
    <style:style style:name="T1" style:family="text">
      <style:text-properties style:font-name="Lucida Console"/>
    </style:style>
    <style:style style:name="T2" style:family="text">
      <style:text-properties officeooo:rsid="0002d468"/>
    </style:style>
    <style:style style:name="T3" style:family="text">
      <style:text-properties officeooo:rsid="0002f2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iles checked: s04/s04.stb, t01/t01i01.stb</text:p>
      <text:p text:style-name="P1"/>
      <text:p text:style-name="P1">File header. <text:span text:style-name="T2">Common across all file</text:span></text:p>
      <text:p text:style-name="P3">53 42 32 00 <text:s text:c="3"/>SB2.</text:p>
      <text:p text:style-name="P3"/>
      <text:p text:style-name="P7">Lots of random 32-bit values until offset 0x3BC0</text:p>
      <text:p text:style-name="P7"/>
      <text:p text:style-name="P8">0x3BC0 – <text:span text:style-name="T3">this starts at a different offset in other files but the content seems identical</text:span></text:p>
      <text:p text:style-name="P4">39 30 34 5F 74 79 70 65 31 5F 61 31 00 39 30 34<text:tab/>904_type1_a1.904</text:p>
      <text:p text:style-name="P4">5F 74 79 70 65 32 5F 61 31 00 39 30 34 5F 74 79<text:tab/>_type2_a1.904_ty</text:p>
      <text:p text:style-name="P4">70 65 33 5F 61 31 00 39 30 34 5F 74 79 70 65 31<text:tab/>pe3_a1.904_type1</text:p>
      <text:p text:style-name="P4">5F 61 32 00 39 30 34 5F 74 79 70 65 32 5F 61 32<text:tab/>_a2.904_type2_a2</text:p>
      <text:p text:style-name="P4">00 39 30 34 5F 74 79 70 65 33 5F 61 32 00 39 30<text:tab/>.904_type3_a2.90</text:p>
      <text:p text:style-name="P4">34 5F 74 79 70 65 31 5F 61 33 00 39 30 34 5F 74<text:tab/>4_type1_a3.904_t</text:p>
      <text:p text:style-name="P4">79 70 65 32 5F 61 33 00 39 30 34 5F 74 79 70 65<text:tab/>ype2_a3.904_type</text:p>
      <text:p text:style-name="P4">33 5F 61 33 00 39 30 34 5F 74 79 70 65 31 5F 61<text:tab/>3_a3.904_type1_a</text:p>
      <text:p text:style-name="P4">34 00 39 30 34 5F 74 79 70 65 32 5F 61 34 00 39<text:tab/>4.904_type2_a4.9</text:p>
      <text:p text:style-name="P4">30 34 5F 74 79 70 65 33 5F 61 34 00 00 00 00 00<text:tab/>04_type3_a4.....</text:p>
      <text:p text:style-name="P4"/>
      <text:p text:style-name="P9">More 32-bit values</text:p>
      <text:p text:style-name="P9"/>
      <text:p text:style-name="P9">0x4650</text:p>
      <text:p text:style-name="P9"><text:span text:style-name="T1">00 00 00 00 00 00 00 00 00 00 00 00 39 30 34 5F<text:tab/>............904_<text:line-break/>74 79 70 65 31 5F 62 31 00 39 30 34 5F 74 79 70<text:tab/>type1_b1.904_typ<text:line-break/>65 32 5F 62 31 00 39 30 34 5F 74 79 70 65 33 5F<text:tab/>e2_b1.904_type3_<text:line-break/>62 31 00 39 30 34 5F 74 79 70 65 31 5F 62 32 00<text:tab/>b1.904_type1_b2.<text:line-break/>39 30 34 5F 74 79 70 65 32 5F 62 32 00 39 30 34<text:tab/>904_type2_b2.904<text:line-break/>5F 74 79 70 65 33 5F 62 32 00 39 30 34 5F 74 79<text:tab/>_type3_b2.904_ty<text:line-break/>70 65 31 5F 62 33 00 39 30 34 5F 74 79 70 65 32<text:tab/>pe1_b3.904_type2<text:line-break/>5F 62 33 00 39 30 34 5F 74 79 70 65 33 5F 62 33<text:tab/>_b3.904_type3_b3<text:line-break/>00 39 30 34 5F 74 79 70 65 31 5F 62 34 00 39 30<text:tab/>.904_type1_b4.90<text:line-break/>34 5F 74 79 70 65 32 5F 62 34 00 39 30 34 5F 74<text:tab/>4_type2_b4.904_t<text:line-break/>79 70 65 33 5F 62 34 00 00 00 00 00 24 46 00 00<text:tab/>ype3_b4.....$F..</text:span></text:p>
      <text:p text:style-name="P9"><text:span text:style-name="T1"/></text:p>
      <text:p text:style-name="P10">More values, then</text:p>
      <text:p text:style-name="P10"/>
      <text:p text:style-name="P10">0x6940</text:p>
      <text:p text:style-name="P6">82 BD 82 A2 82 DC 82 C2 97 A7 82 BF 00 97 A7 82<text:tab/>‚½‚¢‚Ü‚Â—§‚¿.—§‚</text:p>
      <text:p text:style-name="P6">BF 00 6D 30 32 00 6D 30 33 00 74 30 31 00 73 30<text:tab/>¿.m02.m03.t01.s0</text:p>
      <text:p text:style-name="P6">34 00 63 30 32 00 64 31 30 00 6D 30 39 00 65 31<text:tab/>4.c02.d10.m09.e1</text:p>
      <text:p text:style-name="P6">98 68 00 00 00 00 00 00 00 00 00 00 00 00 00 00<text:tab/>~h..............</text:p>
      <text:p text:style-name="P6">00 00 00 00 00 00 00 00 00 00 00 00 00 00 00 00<text:tab/>................</text:p>
      <text:p text:style-name="P6">00 00 00 00 00 00 00 00 00 00 00 00 00 00 00 00<text:tab/>................</text:p>
      <text:p text:style-name="P6"/>
      <text:p text:style-name="P10">…</text:p>
      <text:p text:style-name="P10"/>
      <text:p text:style-name="P11">0x8290</text:p>
      <text:p text:style-name="P6">00 00 00 00 00 00 00 00 00 00 00 00 00 00 00 00<text:tab/>................</text:p>
      <text:p text:style-name="P6">63 68 61 72 61 2F 78 30 32 35 00 97 A7 82 BF 00<text:tab/>chara/x025.—§‚¿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Lucida Sans Unicode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7T19:37:15.801000000</meta:creation-date>
    <dc:date>2022-04-18T02:46:39.586000000</dc:date>
    <meta:editing-duration>PT7H9M18S</meta:editing-duration>
    <meta:editing-cycles>12</meta:editing-cycles>
    <meta:generator>LibreOffice/7.2.0.4$Windows_X86_64 LibreOffice_project/9a9c6381e3f7a62afc1329bd359cc48accb6435b</meta:generator>
    <meta:document-statistic meta:table-count="0" meta:image-count="0" meta:object-count="0" meta:page-count="1" meta:paragraph-count="30" meta:word-count="546" meta:character-count="2153" meta:non-whitespace-character-count="1638"/>
  </office:meta>
</office:document-meta>
</file>